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0.8402in"/>
    </style:style>
    <style:style style:name="co8" style:family="table-column">
      <style:table-column-properties fo:break-before="auto" style:column-width="1.1118in"/>
    </style:style>
    <style:style style:name="co9" style:family="table-column">
      <style:table-column-properties fo:break-before="auto" style:column-width="0.7201in"/>
    </style:style>
    <style:style style:name="co10" style:family="table-column">
      <style:table-column-properties fo:break-before="auto" style:column-width="0.9484in"/>
    </style:style>
    <style:style style:name="co11" style:family="table-column">
      <style:table-column-properties fo:break-before="auto" style:column-width="1.0689in"/>
    </style:style>
    <style:style style:name="co12" style:family="table-column">
      <style:table-column-properties fo:break-before="auto" style:column-width="0.470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1882in"/>
    </style:style>
    <style:style style:name="co15" style:family="table-column">
      <style:table-column-properties fo:break-before="auto" style:column-width="1.4717in"/>
    </style:style>
    <style:style style:name="co16" style:family="table-column">
      <style:table-column-properties fo:break-before="auto" style:column-width="1.0791in"/>
    </style:style>
    <style:style style:name="co17" style:family="table-column">
      <style:table-column-properties fo:break-before="auto" style:column-width="1.17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<text:s/>TP</text:p>
          </table:table-cell>
          <table:table-cell office:value-type="string">
            <text:p><text:s/>IP</text:p>
          </table:table-cell>
          <table:table-cell office:value-type="string">
            <text:p><text:s/>Lin1</text:p>
          </table:table-cell>
          <table:table-cell office:value-type="string">
            <text:p><text:s/>Lin2</text:p>
          </table:table-cell>
          <table:table-cell office:value-type="string">
            <text:p><text:s/>ErrorRate</text:p>
          </table:table-cell>
          <table:table-cell office:value-type="string">
            <text:p><text:s/>outlierRate</text:p>
          </table:table-cell>
          <table:table-cell office:value-type="string">
            <text:p><text:s/>meanMovetime</text:p>
          </table:table-cell>
          <table:table-cell office:value-type="string">
            <text:p><text:s/>meanIDe</text:p>
          </table:table-cell>
          <table:table-cell office:value-type="string">
            <text:p><text:s/>participantID</text:p>
          </table:table-cell>
          <table:table-cell office:value-type="string">
            <text:p><text:s/>device</text:p>
          </table:table-cell>
          <table:table-cell office:value-type="string">
            <text:p><text:s/>trial#</text:p>
          </table:table-cell>
        </table:table-row>
        <table:table-row table:style-name="ro1">
          <table:table-cell office:value-type="string">
            <text:p>P32-data/Mouse/P32M1</text:p>
          </table:table-cell>
          <table:table-cell office:value-type="float" office:value="6.5175">
            <text:p>6.5175</text:p>
          </table:table-cell>
          <table:table-cell office:value-type="float" office:value="3.5958">
            <text:p>3.5958</text:p>
          </table:table-cell>
          <table:table-cell office:value-type="float" office:value="-0.6014">
            <text:p>-0.6014</text:p>
          </table:table-cell>
          <table:table-cell office:value-type="float" office:value="0.2781">
            <text:p>0.2781</text:p>
          </table:table-cell>
          <table:table-cell office:value-type="float" office:value="0.0933">
            <text:p>0.0933</text:p>
          </table:table-cell>
          <table:table-cell office:value-type="float" office:value="0.0133">
            <text:p>0.0133</text:p>
          </table:table-cell>
          <table:table-cell office:value-type="float" office:value="0.8341">
            <text:p>0.8341</text:p>
          </table:table-cell>
          <table:table-cell office:value-type="float" office:value="5.1724">
            <text:p>5.1724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2-data/Mouse/P32M3</text:p>
          </table:table-cell>
          <table:table-cell office:value-type="float" office:value="6.1015">
            <text:p>6.1015</text:p>
          </table:table-cell>
          <table:table-cell office:value-type="float" office:value="3.4439">
            <text:p>3.4439</text:p>
          </table:table-cell>
          <table:table-cell office:value-type="float" office:value="-0.6151">
            <text:p>-0.6151</text:p>
          </table:table-cell>
          <table:table-cell office:value-type="float" office:value="0.2904">
            <text:p>0.2904</text:p>
          </table:table-cell>
          <table:table-cell office:value-type="float" office:value="0.1067">
            <text:p>0.1067</text:p>
          </table:table-cell>
          <table:table-cell office:value-type="float" office:value="0">
            <text:p>0</text:p>
          </table:table-cell>
          <table:table-cell office:value-type="float" office:value="0.8683">
            <text:p>0.8683</text:p>
          </table:table-cell>
          <table:table-cell office:value-type="float" office:value="5.1032">
            <text:p>5.1032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2-data/Mouse/P32M2</text:p>
          </table:table-cell>
          <table:table-cell office:value-type="float" office:value="6.9035">
            <text:p>6.9035</text:p>
          </table:table-cell>
          <table:table-cell office:value-type="float" office:value="4.9198">
            <text:p>4.9198</text:p>
          </table:table-cell>
          <table:table-cell office:value-type="float" office:value="-0.2797">
            <text:p>-0.2797</text:p>
          </table:table-cell>
          <table:table-cell office:value-type="float" office:value="0.2033">
            <text:p>0.2033</text:p>
          </table:table-cell>
          <table:table-cell office:value-type="float" office:value="0.08">
            <text:p>0.08</text:p>
          </table:table-cell>
          <table:table-cell office:value-type="float" office:value="0.0267">
            <text:p>0.0267</text:p>
          </table:table-cell>
          <table:table-cell office:value-type="float" office:value="0.7449">
            <text:p>0.7449</text:p>
          </table:table-cell>
          <table:table-cell office:value-type="float" office:value="5.0345">
            <text:p>5.0345</text:p>
          </table:table-cell>
          <table:table-cell office:value-type="string">
            <text:p>P32</text:p>
          </table:table-cell>
          <table:table-cell office:value-type="string">
            <text:p>Mou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2-data/FR/P32FR3</text:p>
          </table:table-cell>
          <table:table-cell office:value-type="float" office:value="2.8453">
            <text:p>2.8453</text:p>
          </table:table-cell>
          <table:table-cell office:value-type="float" office:value="1.216">
            <text:p>1.216</text:p>
          </table:table-cell>
          <table:table-cell office:value-type="float" office:value="-2.2287">
            <text:p>-2.2287</text:p>
          </table:table-cell>
          <table:table-cell office:value-type="float" office:value="0.8223">
            <text:p>0.8223</text:p>
          </table:table-cell>
          <table:table-cell office:value-type="float" office:value="0.1067">
            <text:p>0.1067</text:p>
          </table:table-cell>
          <table:table-cell office:value-type="float" office:value="0.0267">
            <text:p>0.0267</text:p>
          </table:table-cell>
          <table:table-cell office:value-type="float" office:value="2.0378">
            <text:p>2.0378</text:p>
          </table:table-cell>
          <table:table-cell office:value-type="float" office:value="5.1816">
            <text:p>5.1816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2-data/FR/P32FR2</text:p>
          </table:table-cell>
          <table:table-cell office:value-type="float" office:value="3.0832">
            <text:p>3.0832</text:p>
          </table:table-cell>
          <table:table-cell office:value-type="float" office:value="1.2366">
            <text:p>1.2366</text:p>
          </table:table-cell>
          <table:table-cell office:value-type="float" office:value="-2.3143">
            <text:p>-2.3143</text:p>
          </table:table-cell>
          <table:table-cell office:value-type="float" office:value="0.8087">
            <text:p>0.808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1.8472">
            <text:p>1.8472</text:p>
          </table:table-cell>
          <table:table-cell office:value-type="float" office:value="5.1226">
            <text:p>5.1226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2-data/FR/P32FR1</text:p>
          </table:table-cell>
          <table:table-cell office:value-type="float" office:value="3.0792">
            <text:p>3.0792</text:p>
          </table:table-cell>
          <table:table-cell office:value-type="float" office:value="0.9321">
            <text:p>0.9321</text:p>
          </table:table-cell>
          <table:table-cell office:value-type="float" office:value="-3.6193">
            <text:p>-3.6193</text:p>
          </table:table-cell>
          <table:table-cell office:value-type="float" office:value="1.0729">
            <text:p>1.0729</text:p>
          </table:table-cell>
          <table:table-cell office:value-type="float" office:value="0.2133">
            <text:p>0.2133</text:p>
          </table:table-cell>
          <table:table-cell office:value-type="float" office:value="0.0267">
            <text:p>0.0267</text:p>
          </table:table-cell>
          <table:table-cell office:value-type="float" office:value="1.8503">
            <text:p>1.8503</text:p>
          </table:table-cell>
          <table:table-cell office:value-type="float" office:value="5.0899">
            <text:p>5.0899</text:p>
          </table:table-cell>
          <table:table-cell office:value-type="string">
            <text:p>P32</text:p>
          </table:table-cell>
          <table:table-cell office:value-type="string">
            <text:p>Fingers rel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2-data/Trackpad/P32T2</text:p>
          </table:table-cell>
          <table:table-cell office:value-type="float" office:value="4.0419">
            <text:p>4.0419</text:p>
          </table:table-cell>
          <table:table-cell office:value-type="float" office:value="2.2051">
            <text:p>2.2051</text:p>
          </table:table-cell>
          <table:table-cell office:value-type="float" office:value="-1.0419">
            <text:p>-1.0419</text:p>
          </table:table-cell>
          <table:table-cell office:value-type="float" office:value="0.4535">
            <text:p>0.4535</text:p>
          </table:table-cell>
          <table:table-cell office:value-type="float" office:value="0.0933">
            <text:p>0.0933</text:p>
          </table:table-cell>
          <table:table-cell office:value-type="float" office:value="0.0133">
            <text:p>0.0133</text:p>
          </table:table-cell>
          <table:table-cell office:value-type="float" office:value="1.3736">
            <text:p>1.3736</text:p>
          </table:table-cell>
          <table:table-cell office:value-type="float" office:value="5.3284">
            <text:p>5.3284</text:p>
          </table:table-cell>
          <table:table-cell office:value-type="string">
            <text:p>P32</text:p>
          </table:table-cell>
          <table:table-cell office:value-type="string">
            <text:p>Trackpa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2-data/Trackpad/P32T1</text:p>
          </table:table-cell>
          <table:table-cell office:value-type="float" office:value="3.7094">
            <text:p>3.7094</text:p>
          </table:table-cell>
          <table:table-cell office:value-type="float" office:value="4.2768">
            <text:p>4.2768</text:p>
          </table:table-cell>
          <table:table-cell office:value-type="float" office:value="0.1949">
            <text:p>0.1949</text:p>
          </table:table-cell>
          <table:table-cell office:value-type="float" office:value="0.2338">
            <text:p>0.2338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1.3959">
            <text:p>1.3959</text:p>
          </table:table-cell>
          <table:table-cell office:value-type="float" office:value="5.132">
            <text:p>5.132</text:p>
          </table:table-cell>
          <table:table-cell office:value-type="string">
            <text:p>P32</text:p>
          </table:table-cell>
          <table:table-cell office:value-type="string">
            <text:p>Trackpa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2-data/FA/P32FA2</text:p>
          </table:table-cell>
          <table:table-cell office:value-type="float" office:value="3.0353">
            <text:p>3.0353</text:p>
          </table:table-cell>
          <table:table-cell office:value-type="float" office:value="1.4844">
            <text:p>1.4844</text:p>
          </table:table-cell>
          <table:table-cell office:value-type="float" office:value="-1.6178">
            <text:p>-1.6178</text:p>
          </table:table-cell>
          <table:table-cell office:value-type="float" office:value="0.6737">
            <text:p>0.6737</text:p>
          </table:table-cell>
          <table:table-cell office:value-type="float" office:value="0.28">
            <text:p>0.28</text:p>
          </table:table-cell>
          <table:table-cell office:value-type="float" office:value="0.0267">
            <text:p>0.0267</text:p>
          </table:table-cell>
          <table:table-cell office:value-type="float" office:value="1.7317">
            <text:p>1.7317</text:p>
          </table:table-cell>
          <table:table-cell office:value-type="float" office:value="4.9385">
            <text:p>4.9385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2-data/FA/P32FA1</text:p>
          </table:table-cell>
          <table:table-cell office:value-type="float" office:value="2.3767">
            <text:p>2.3767</text:p>
          </table:table-cell>
          <table:table-cell office:value-type="float" office:value="1.5263">
            <text:p>1.5263</text:p>
          </table:table-cell>
          <table:table-cell office:value-type="float" office:value="-1.0605">
            <text:p>-1.0605</text:p>
          </table:table-cell>
          <table:table-cell office:value-type="float" office:value="0.6552">
            <text:p>0.6552</text:p>
          </table:table-cell>
          <table:table-cell office:value-type="float" office:value="0.3867">
            <text:p>0.3867</text:p>
          </table:table-cell>
          <table:table-cell office:value-type="float" office:value="0.04">
            <text:p>0.04</text:p>
          </table:table-cell>
          <table:table-cell office:value-type="float" office:value="2.1726">
            <text:p>2.1726</text:p>
          </table:table-cell>
          <table:table-cell office:value-type="float" office:value="4.9459">
            <text:p>4.9459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2-data/FA/P32FA3</text:p>
          </table:table-cell>
          <table:table-cell office:value-type="float" office:value="2.7988">
            <text:p>2.7988</text:p>
          </table:table-cell>
          <table:table-cell office:value-type="float" office:value="1.8426">
            <text:p>1.8426</text:p>
          </table:table-cell>
          <table:table-cell office:value-type="float" office:value="-0.8593">
            <text:p>-0.8593</text:p>
          </table:table-cell>
          <table:table-cell office:value-type="float" office:value="0.5427">
            <text:p>0.5427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1.8534">
            <text:p>1.8534</text:p>
          </table:table-cell>
          <table:table-cell office:value-type="float" office:value="4.9088">
            <text:p>4.9088</text:p>
          </table:table-cell>
          <table:table-cell office:value-type="string">
            <text:p>P32</text:p>
          </table:table-cell>
          <table:table-cell office:value-type="string">
            <text:p>Fingers absolu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4-data/Mouse/P34M1</text:p>
          </table:table-cell>
          <table:table-cell office:value-type="float" office:value="5.9131">
            <text:p>5.9131</text:p>
          </table:table-cell>
          <table:table-cell office:value-type="float" office:value="7.2047">
            <text:p>7.2047</text:p>
          </table:table-cell>
          <table:table-cell office:value-type="float" office:value="0.1473">
            <text:p>0.1473</text:p>
          </table:table-cell>
          <table:table-cell office:value-type="float" office:value="0.1388">
            <text:p>0.1388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0.8393">
            <text:p>0.8393</text:p>
          </table:table-cell>
          <table:table-cell office:value-type="float" office:value="4.9819">
            <text:p>4.9819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4-data/Mouse/P34M3</text:p>
          </table:table-cell>
          <table:table-cell office:value-type="float" office:value="7.1917">
            <text:p>7.1917</text:p>
          </table:table-cell>
          <table:table-cell office:value-type="float" office:value="4.6788">
            <text:p>4.6788</text:p>
          </table:table-cell>
          <table:table-cell office:value-type="float" office:value="-0.3871">
            <text:p>-0.3871</text:p>
          </table:table-cell>
          <table:table-cell office:value-type="float" office:value="0.2137">
            <text:p>0.2137</text:p>
          </table:table-cell>
          <table:table-cell office:value-type="float" office:value="0.0533">
            <text:p>0.0533</text:p>
          </table:table-cell>
          <table:table-cell office:value-type="float" office:value="0">
            <text:p>0</text:p>
          </table:table-cell>
          <table:table-cell office:value-type="float" office:value="0.7798">
            <text:p>0.7798</text:p>
          </table:table-cell>
          <table:table-cell office:value-type="float" office:value="5.4584">
            <text:p>5.4584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4-data/Mouse/P34M2</text:p>
          </table:table-cell>
          <table:table-cell office:value-type="float" office:value="6.9498">
            <text:p>6.9498</text:p>
          </table:table-cell>
          <table:table-cell office:value-type="float" office:value="4.5229">
            <text:p>4.5229</text:p>
          </table:table-cell>
          <table:table-cell office:value-type="float" office:value="-0.3952">
            <text:p>-0.3952</text:p>
          </table:table-cell>
          <table:table-cell office:value-type="float" office:value="0.2211">
            <text:p>0.2211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0.7679">
            <text:p>0.7679</text:p>
          </table:table-cell>
          <table:table-cell office:value-type="float" office:value="5.2599">
            <text:p>5.2599</text:p>
          </table:table-cell>
          <table:table-cell office:value-type="string">
            <text:p>P34</text:p>
          </table:table-cell>
          <table:table-cell office:value-type="string">
            <text:p>Mou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4-data/FR/P34FR3</text:p>
          </table:table-cell>
          <table:table-cell office:value-type="float" office:value="2.8267">
            <text:p>2.8267</text:p>
          </table:table-cell>
          <table:table-cell office:value-type="float" office:value="0.3204">
            <text:p>0.3204</text:p>
          </table:table-cell>
          <table:table-cell office:value-type="float" office:value="-11.9619">
            <text:p>-11.9619</text:p>
          </table:table-cell>
          <table:table-cell office:value-type="float" office:value="3.1206">
            <text:p>3.1206</text:p>
          </table:table-cell>
          <table:table-cell office:value-type="float" office:value="0.4267">
            <text:p>0.4267</text:p>
          </table:table-cell>
          <table:table-cell office:value-type="float" office:value="0.0667">
            <text:p>0.0667</text:p>
          </table:table-cell>
          <table:table-cell office:value-type="float" office:value="2.8215">
            <text:p>2.8215</text:p>
          </table:table-cell>
          <table:table-cell office:value-type="float" office:value="4.6482">
            <text:p>4.6482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4-data/FR/P34FR2</text:p>
          </table:table-cell>
          <table:table-cell office:value-type="float" office:value="3.0331">
            <text:p>3.0331</text:p>
          </table:table-cell>
          <table:table-cell office:value-type="float" office:value="2.3907">
            <text:p>2.3907</text:p>
          </table:table-cell>
          <table:table-cell office:value-type="float" office:value="-0.399">
            <text:p>-0.399</text:p>
          </table:table-cell>
          <table:table-cell office:value-type="float" office:value="0.4183">
            <text:p>0.4183</text:p>
          </table:table-cell>
          <table:table-cell office:value-type="float" office:value="0.5067">
            <text:p>0.5067</text:p>
          </table:table-cell>
          <table:table-cell office:value-type="float" office:value="0.0133">
            <text:p>0.0133</text:p>
          </table:table-cell>
          <table:table-cell office:value-type="float" office:value="1.555">
            <text:p>1.555</text:p>
          </table:table-cell>
          <table:table-cell office:value-type="float" office:value="4.6791">
            <text:p>4.6791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4-data/FR/P34FR1</text:p>
          </table:table-cell>
          <table:table-cell office:value-type="float" office:value="2.6957">
            <text:p>2.6957</text:p>
          </table:table-cell>
          <table:table-cell office:value-type="float" office:value="0.9556">
            <text:p>0.9556</text:p>
          </table:table-cell>
          <table:table-cell office:value-type="float" office:value="-3.1513">
            <text:p>-3.1513</text:p>
          </table:table-cell>
          <table:table-cell office:value-type="float" office:value="1.0465">
            <text:p>1.0465</text:p>
          </table:table-cell>
          <table:table-cell office:value-type="float" office:value="0.3333">
            <text:p>0.3333</text:p>
          </table:table-cell>
          <table:table-cell office:value-type="float" office:value="0">
            <text:p>0</text:p>
          </table:table-cell>
          <table:table-cell office:value-type="float" office:value="2.338">
            <text:p>2.338</text:p>
          </table:table-cell>
          <table:table-cell office:value-type="float" office:value="4.9625">
            <text:p>4.9625</text:p>
          </table:table-cell>
          <table:table-cell office:value-type="string">
            <text:p>P34</text:p>
          </table:table-cell>
          <table:table-cell office:value-type="string">
            <text:p>Fingers rel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4-data/Trackpad/P34T3</text:p>
          </table:table-cell>
          <table:table-cell office:value-type="float" office:value="3.6164">
            <text:p>3.6164</text:p>
          </table:table-cell>
          <table:table-cell office:value-type="float" office:value="4.5217">
            <text:p>4.5217</text:p>
          </table:table-cell>
          <table:table-cell office:value-type="float" office:value="0.2963">
            <text:p>0.2963</text:p>
          </table:table-cell>
          <table:table-cell office:value-type="float" office:value="0.2212">
            <text:p>0.2212</text:p>
          </table:table-cell>
          <table:table-cell table:number-columns-repeated="2" office:value-type="float" office:value="0.0133">
            <text:p>0.0133</text:p>
          </table:table-cell>
          <table:table-cell office:value-type="float" office:value="1.5191">
            <text:p>1.5191</text:p>
          </table:table-cell>
          <table:table-cell office:value-type="float" office:value="5.5283">
            <text:p>5.5283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4-data/Trackpad/P34T1</text:p>
          </table:table-cell>
          <table:table-cell office:value-type="float" office:value="3.2592">
            <text:p>3.2592</text:p>
          </table:table-cell>
          <table:table-cell office:value-type="float" office:value="3.592">
            <text:p>3.592</text:p>
          </table:table-cell>
          <table:table-cell office:value-type="float" office:value="0.15">
            <text:p>0.15</text:p>
          </table:table-cell>
          <table:table-cell office:value-type="float" office:value="0.2784">
            <text:p>0.2784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1.6183">
            <text:p>1.6183</text:p>
          </table:table-cell>
          <table:table-cell office:value-type="float" office:value="5.2457">
            <text:p>5.2457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4-data/Trackpad/P34T2</text:p>
          </table:table-cell>
          <table:table-cell office:value-type="float" office:value="3.6674">
            <text:p>3.6674</text:p>
          </table:table-cell>
          <table:table-cell office:value-type="float" office:value="3.7804">
            <text:p>3.7804</text:p>
          </table:table-cell>
          <table:table-cell office:value-type="float" office:value="0.0475">
            <text:p>0.0475</text:p>
          </table:table-cell>
          <table:table-cell office:value-type="float" office:value="0.2645">
            <text:p>0.2645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1.5547">
            <text:p>1.5547</text:p>
          </table:table-cell>
          <table:table-cell office:value-type="float" office:value="5.6959">
            <text:p>5.6959</text:p>
          </table:table-cell>
          <table:table-cell office:value-type="string">
            <text:p>P34</text:p>
          </table:table-cell>
          <table:table-cell office:value-type="string">
            <text:p>Trackpa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4-data/FA/P34FA3</text:p>
          </table:table-cell>
          <table:table-cell office:value-type="float" office:value="3.7289">
            <text:p>3.7289</text:p>
          </table:table-cell>
          <table:table-cell office:value-type="float" office:value="3.9717">
            <text:p>3.9717</text:p>
          </table:table-cell>
          <table:table-cell office:value-type="float" office:value="0.0896">
            <text:p>0.0896</text:p>
          </table:table-cell>
          <table:table-cell office:value-type="float" office:value="0.2518">
            <text:p>0.2518</text:p>
          </table:table-cell>
          <table:table-cell office:value-type="float" office:value="0.24">
            <text:p>0.24</text:p>
          </table:table-cell>
          <table:table-cell office:value-type="float" office:value="0.0133">
            <text:p>0.0133</text:p>
          </table:table-cell>
          <table:table-cell office:value-type="float" office:value="1.3911">
            <text:p>1.3911</text:p>
          </table:table-cell>
          <table:table-cell office:value-type="float" office:value="5.195">
            <text:p>5.195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4-data/FA/P34FA1</text:p>
          </table:table-cell>
          <table:table-cell office:value-type="float" office:value="3.0064">
            <text:p>3.0064</text:p>
          </table:table-cell>
          <table:table-cell office:value-type="float" office:value="1.6509">
            <text:p>1.6509</text:p>
          </table:table-cell>
          <table:table-cell office:value-type="float" office:value="-1.197">
            <text:p>-1.197</text:p>
          </table:table-cell>
          <table:table-cell office:value-type="float" office:value="0.6057">
            <text:p>0.6057</text:p>
          </table:table-cell>
          <table:table-cell office:value-type="float" office:value="0.5733">
            <text:p>0.5733</text:p>
          </table:table-cell>
          <table:table-cell office:value-type="float" office:value="0.0133">
            <text:p>0.0133</text:p>
          </table:table-cell>
          <table:table-cell office:value-type="float" office:value="1.5132">
            <text:p>1.5132</text:p>
          </table:table-cell>
          <table:table-cell office:value-type="float" office:value="4.4411">
            <text:p>4.4411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4-data/FA/P34FA2</text:p>
          </table:table-cell>
          <table:table-cell office:value-type="float" office:value="4.068">
            <text:p>4.068</text:p>
          </table:table-cell>
          <table:table-cell office:value-type="float" office:value="5.2327">
            <text:p>5.2327</text:p>
          </table:table-cell>
          <table:table-cell office:value-type="float" office:value="0.3291">
            <text:p>0.3291</text:p>
          </table:table-cell>
          <table:table-cell office:value-type="float" office:value="0.1911">
            <text:p>0.1911</text:p>
          </table:table-cell>
          <table:table-cell office:value-type="float" office:value="0.5867">
            <text:p>0.5867</text:p>
          </table:table-cell>
          <table:table-cell office:value-type="float" office:value="0.0133">
            <text:p>0.0133</text:p>
          </table:table-cell>
          <table:table-cell office:value-type="float" office:value="1.4173">
            <text:p>1.4173</text:p>
          </table:table-cell>
          <table:table-cell office:value-type="float" office:value="5.8329">
            <text:p>5.8329</text:p>
          </table:table-cell>
          <table:table-cell office:value-type="string">
            <text:p>P34</text:p>
          </table:table-cell>
          <table:table-cell office:value-type="string">
            <text:p>Fingers absolu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1-data/Mouse/11p13</text:p>
          </table:table-cell>
          <table:table-cell office:value-type="float" office:value="5.808">
            <text:p>5.808</text:p>
          </table:table-cell>
          <table:table-cell office:value-type="float" office:value="4.1054">
            <text:p>4.1054</text:p>
          </table:table-cell>
          <table:table-cell office:value-type="float" office:value="-0.3631">
            <text:p>-0.3631</text:p>
          </table:table-cell>
          <table:table-cell office:value-type="float" office:value="0.2436">
            <text:p>0.2436</text:p>
          </table:table-cell>
          <table:table-cell office:value-type="float" office:value="0.1733">
            <text:p>0.1733</text:p>
          </table:table-cell>
          <table:table-cell office:value-type="float" office:value="0.0133">
            <text:p>0.0133</text:p>
          </table:table-cell>
          <table:table-cell office:value-type="float" office:value="0.9799">
            <text:p>0.9799</text:p>
          </table:table-cell>
          <table:table-cell office:value-type="float" office:value="5.3255">
            <text:p>5.3255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1-data/Mouse/11p12</text:p>
          </table:table-cell>
          <table:table-cell office:value-type="float" office:value="5.9178">
            <text:p>5.9178</text:p>
          </table:table-cell>
          <table:table-cell office:value-type="float" office:value="4.4964">
            <text:p>4.4964</text:p>
          </table:table-cell>
          <table:table-cell office:value-type="float" office:value="-0.2908">
            <text:p>-0.2908</text:p>
          </table:table-cell>
          <table:table-cell office:value-type="float" office:value="0.2224">
            <text:p>0.222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707">
            <text:p>0.9707</text:p>
          </table:table-cell>
          <table:table-cell office:value-type="float" office:value="5.6717">
            <text:p>5.6717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1-data/Mouse/11p11</text:p>
          </table:table-cell>
          <table:table-cell office:value-type="float" office:value="5.9537">
            <text:p>5.9537</text:p>
          </table:table-cell>
          <table:table-cell office:value-type="float" office:value="2.3162">
            <text:p>2.3162</text:p>
          </table:table-cell>
          <table:table-cell office:value-type="float" office:value="-1.29">
            <text:p>-1.29</text:p>
          </table:table-cell>
          <table:table-cell office:value-type="float" office:value="0.4317">
            <text:p>0.4317</text:p>
          </table:table-cell>
          <table:table-cell office:value-type="float" office:value="0.0267">
            <text:p>0.0267</text:p>
          </table:table-cell>
          <table:table-cell office:value-type="float" office:value="0.0133">
            <text:p>0.0133</text:p>
          </table:table-cell>
          <table:table-cell office:value-type="float" office:value="0.9149">
            <text:p>0.9149</text:p>
          </table:table-cell>
          <table:table-cell office:value-type="float" office:value="5.0991">
            <text:p>5.0991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-data/Mouse/11p14</text:p>
          </table:table-cell>
          <table:table-cell office:value-type="float" office:value="5.9624">
            <text:p>5.9624</text:p>
          </table:table-cell>
          <table:table-cell office:value-type="float" office:value="4.9404">
            <text:p>4.9404</text:p>
          </table:table-cell>
          <table:table-cell office:value-type="float" office:value="-0.177">
            <text:p>-0.177</text:p>
          </table:table-cell>
          <table:table-cell office:value-type="float" office:value="0.2024">
            <text:p>0.2024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9336">
            <text:p>0.9336</text:p>
          </table:table-cell>
          <table:table-cell office:value-type="float" office:value="5.4751">
            <text:p>5.4751</text:p>
          </table:table-cell>
          <table:table-cell office:value-type="float" office:value="11">
            <text:p>11</text:p>
          </table:table-cell>
          <table:table-cell office:value-type="string">
            <text:p>Mou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1-data/FR/11p23</text:p>
          </table:table-cell>
          <table:table-cell office:value-type="float" office:value="3.7855">
            <text:p>3.7855</text:p>
          </table:table-cell>
          <table:table-cell office:value-type="float" office:value="0.9976">
            <text:p>0.9976</text:p>
          </table:table-cell>
          <table:table-cell office:value-type="float" office:value="-3.0768">
            <text:p>-3.0768</text:p>
          </table:table-cell>
          <table:table-cell office:value-type="float" office:value="1.0024">
            <text:p>1.0024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2.0175">
            <text:p>2.0175</text:p>
          </table:table-cell>
          <table:table-cell office:value-type="float" office:value="5.0911">
            <text:p>5.0911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1-data/FR/11p22</text:p>
          </table:table-cell>
          <table:table-cell office:value-type="float" office:value="2.8021">
            <text:p>2.8021</text:p>
          </table:table-cell>
          <table:table-cell office:value-type="float" office:value="1.159">
            <text:p>1.159</text:p>
          </table:table-cell>
          <table:table-cell office:value-type="float" office:value="-2.2787">
            <text:p>-2.2787</text:p>
          </table:table-cell>
          <table:table-cell office:value-type="float" office:value="0.8628">
            <text:p>0.8628</text:p>
          </table:table-cell>
          <table:table-cell office:value-type="float" office:value="0.0133">
            <text:p>0.0133</text:p>
          </table:table-cell>
          <table:table-cell office:value-type="float" office:value="0.0267">
            <text:p>0.0267</text:p>
          </table:table-cell>
          <table:table-cell office:value-type="float" office:value="1.7829">
            <text:p>1.7829</text:p>
          </table:table-cell>
          <table:table-cell office:value-type="float" office:value="4.7194">
            <text:p>4.7194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1-data/FR/11p24</text:p>
          </table:table-cell>
          <table:table-cell office:value-type="float" office:value="2.6339">
            <text:p>2.6339</text:p>
          </table:table-cell>
          <table:table-cell office:value-type="float" office:value="1.1569">
            <text:p>1.1569</text:p>
          </table:table-cell>
          <table:table-cell office:value-type="float" office:value="-2.6857">
            <text:p>-2.6857</text:p>
          </table:table-cell>
          <table:table-cell office:value-type="float" office:value="0.8644">
            <text:p>0.8644</text:p>
          </table:table-cell>
          <table:table-cell office:value-type="float" office:value="0.1333">
            <text:p>0.1333</text:p>
          </table:table-cell>
          <table:table-cell office:value-type="float" office:value="0.0533">
            <text:p>0.0533</text:p>
          </table:table-cell>
          <table:table-cell office:value-type="float" office:value="2.2676">
            <text:p>2.2676</text:p>
          </table:table-cell>
          <table:table-cell office:value-type="float" office:value="5.7302">
            <text:p>5.7302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1-data/FR/11p21</text:p>
          </table:table-cell>
          <table:table-cell office:value-type="float" office:value="2.6074">
            <text:p>2.6074</text:p>
          </table:table-cell>
          <table:table-cell office:value-type="float" office:value="0.6865">
            <text:p>0.6865</text:p>
          </table:table-cell>
          <table:table-cell office:value-type="float" office:value="-5.2338">
            <text:p>-5.2338</text:p>
          </table:table-cell>
          <table:table-cell office:value-type="float" office:value="1.4567">
            <text:p>1.4567</text:p>
          </table:table-cell>
          <table:table-cell office:value-type="float" office:value="0.1733">
            <text:p>0.1733</text:p>
          </table:table-cell>
          <table:table-cell office:value-type="float" office:value="0.0133">
            <text:p>0.0133</text:p>
          </table:table-cell>
          <table:table-cell office:value-type="float" office:value="2.5898">
            <text:p>2.5898</text:p>
          </table:table-cell>
          <table:table-cell office:value-type="float" office:value="5.3702">
            <text:p>5.3702</text:p>
          </table:table-cell>
          <table:table-cell office:value-type="float" office:value="11">
            <text:p>11</text:p>
          </table:table-cell>
          <table:table-cell office:value-type="string">
            <text:p>Fingers rel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-data/Trackpad/11p34</text:p>
          </table:table-cell>
          <table:table-cell office:value-type="float" office:value="3.3203">
            <text:p>3.3203</text:p>
          </table:table-cell>
          <table:table-cell office:value-type="float" office:value="7.3886">
            <text:p>7.3886</text:p>
          </table:table-cell>
          <table:table-cell office:value-type="float" office:value="0.8454">
            <text:p>0.8454</text:p>
          </table:table-cell>
          <table:table-cell office:value-type="float" office:value="0.1353">
            <text:p>0.1353</text:p>
          </table:table-cell>
          <table:table-cell office:value-type="float" office:value="0.04">
            <text:p>0.04</text:p>
          </table:table-cell>
          <table:table-cell office:value-type="float" office:value="0.0267">
            <text:p>0.0267</text:p>
          </table:table-cell>
          <table:table-cell office:value-type="float" office:value="1.504">
            <text:p>1.504</text:p>
          </table:table-cell>
          <table:table-cell office:value-type="float" office:value="4.8748">
            <text:p>4.8748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1-data/Trackpad/11p31</text:p>
          </table:table-cell>
          <table:table-cell office:value-type="float" office:value="3.7047">
            <text:p>3.7047</text:p>
          </table:table-cell>
          <table:table-cell office:value-type="float" office:value="3.509">
            <text:p>3.509</text:p>
          </table:table-cell>
          <table:table-cell office:value-type="float" office:value="-0.0602">
            <text:p>-0.0602</text:p>
          </table:table-cell>
          <table:table-cell office:value-type="float" office:value="0.285">
            <text:p>0.285</text:p>
          </table:table-cell>
          <table:table-cell office:value-type="float" office:value="0.0667">
            <text:p>0.0667</text:p>
          </table:table-cell>
          <table:table-cell office:value-type="float" office:value="0">
            <text:p>0</text:p>
          </table:table-cell>
          <table:table-cell office:value-type="float" office:value="1.4161">
            <text:p>1.4161</text:p>
          </table:table-cell>
          <table:table-cell office:value-type="float" office:value="5.159">
            <text:p>5.159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-data/Trackpad/11p33</text:p>
          </table:table-cell>
          <table:table-cell office:value-type="float" office:value="4.2921">
            <text:p>4.2921</text:p>
          </table:table-cell>
          <table:table-cell office:value-type="float" office:value="3.8238">
            <text:p>3.8238</text:p>
          </table:table-cell>
          <table:table-cell office:value-type="float" office:value="-0.1368">
            <text:p>-0.1368</text:p>
          </table:table-cell>
          <table:table-cell office:value-type="float" office:value="0.2615">
            <text:p>0.2615</text:p>
          </table:table-cell>
          <table:table-cell table:number-columns-repeated="2" office:value-type="float" office:value="0.0133">
            <text:p>0.0133</text:p>
          </table:table-cell>
          <table:table-cell office:value-type="float" office:value="1.221">
            <text:p>1.221</text:p>
          </table:table-cell>
          <table:table-cell office:value-type="float" office:value="5.1968">
            <text:p>5.1968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1-data/Trackpad/11p32</text:p>
          </table:table-cell>
          <table:table-cell office:value-type="float" office:value="4.2627">
            <text:p>4.2627</text:p>
          </table:table-cell>
          <table:table-cell office:value-type="float" office:value="3.7708">
            <text:p>3.7708</text:p>
          </table:table-cell>
          <table:table-cell office:value-type="float" office:value="-0.1756">
            <text:p>-0.1756</text:p>
          </table:table-cell>
          <table:table-cell office:value-type="float" office:value="0.2652">
            <text:p>0.265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3599">
            <text:p>1.3599</text:p>
          </table:table-cell>
          <table:table-cell office:value-type="float" office:value="5.7875">
            <text:p>5.7875</text:p>
          </table:table-cell>
          <table:table-cell office:value-type="float" office:value="11">
            <text:p>11</text:p>
          </table:table-cell>
          <table:table-cell office:value-type="string">
            <text:p>Trackpa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1-data/FA/11p41</text:p>
          </table:table-cell>
          <table:table-cell office:value-type="float" office:value="3.5529">
            <text:p>3.5529</text:p>
          </table:table-cell>
          <table:table-cell office:value-type="float" office:value="2.2159">
            <text:p>2.2159</text:p>
          </table:table-cell>
          <table:table-cell office:value-type="float" office:value="-0.7741">
            <text:p>-0.7741</text:p>
          </table:table-cell>
          <table:table-cell office:value-type="float" office:value="0.4513">
            <text:p>0.4513</text:p>
          </table:table-cell>
          <table:table-cell office:value-type="float" office:value="0.0933">
            <text:p>0.0933</text:p>
          </table:table-cell>
          <table:table-cell office:value-type="float" office:value="0.0267">
            <text:p>0.0267</text:p>
          </table:table-cell>
          <table:table-cell office:value-type="float" office:value="1.4581">
            <text:p>1.4581</text:p>
          </table:table-cell>
          <table:table-cell office:value-type="float" office:value="4.9334">
            <text:p>4.9334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-data/FA/11p43</text:p>
          </table:table-cell>
          <table:table-cell office:value-type="float" office:value="3.6072">
            <text:p>3.6072</text:p>
          </table:table-cell>
          <table:table-cell office:value-type="float" office:value="5.6994">
            <text:p>5.6994</text:p>
          </table:table-cell>
          <table:table-cell office:value-type="float" office:value="0.549">
            <text:p>0.549</text:p>
          </table:table-cell>
          <table:table-cell office:value-type="float" office:value="0.1755">
            <text:p>0.1755</text:p>
          </table:table-cell>
          <table:table-cell office:value-type="float" office:value="0.1733">
            <text:p>0.1733</text:p>
          </table:table-cell>
          <table:table-cell office:value-type="float" office:value="0.0533">
            <text:p>0.0533</text:p>
          </table:table-cell>
          <table:table-cell office:value-type="float" office:value="1.4856">
            <text:p>1.4856</text:p>
          </table:table-cell>
          <table:table-cell office:value-type="float" office:value="5.3588">
            <text:p>5.3588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1-data/FA/11p42</text:p>
          </table:table-cell>
          <table:table-cell office:value-type="float" office:value="3.9443">
            <text:p>3.9443</text:p>
          </table:table-cell>
          <table:table-cell office:value-type="float" office:value="2.2125">
            <text:p>2.2125</text:p>
          </table:table-cell>
          <table:table-cell office:value-type="float" office:value="-0.9233">
            <text:p>-0.9233</text:p>
          </table:table-cell>
          <table:table-cell office:value-type="float" office:value="0.452">
            <text:p>0.452</text:p>
          </table:table-cell>
          <table:table-cell office:value-type="float" office:value="0.0667">
            <text:p>0.0667</text:p>
          </table:table-cell>
          <table:table-cell office:value-type="float" office:value="0.0133">
            <text:p>0.0133</text:p>
          </table:table-cell>
          <table:table-cell office:value-type="float" office:value="1.2861">
            <text:p>1.2861</text:p>
          </table:table-cell>
          <table:table-cell office:value-type="float" office:value="4.8769">
            <text:p>4.8769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1-data/FA/11p44</text:p>
          </table:table-cell>
          <table:table-cell office:value-type="float" office:value="4.0196">
            <text:p>4.0196</text:p>
          </table:table-cell>
          <table:table-cell office:value-type="float" office:value="3.4644">
            <text:p>3.4644</text:p>
          </table:table-cell>
          <table:table-cell office:value-type="float" office:value="-0.1845">
            <text:p>-0.1845</text:p>
          </table:table-cell>
          <table:table-cell office:value-type="float" office:value="0.2886">
            <text:p>0.2886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1.1844">
            <text:p>1.1844</text:p>
          </table:table-cell>
          <table:table-cell office:value-type="float" office:value="4.7477">
            <text:p>4.7477</text:p>
          </table:table-cell>
          <table:table-cell office:value-type="float" office:value="11">
            <text:p>11</text:p>
          </table:table-cell>
          <table:table-cell office:value-type="string">
            <text:p>Fingers absolu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vya-data/Mouse/divya723</text:p>
          </table:table-cell>
          <table:table-cell office:value-type="float" office:value="4.8556">
            <text:p>4.8556</text:p>
          </table:table-cell>
          <table:table-cell office:value-type="float" office:value="2.4118">
            <text:p>2.4118</text:p>
          </table:table-cell>
          <table:table-cell office:value-type="float" office:value="-1.029">
            <text:p>-1.029</text:p>
          </table:table-cell>
          <table:table-cell office:value-type="float" office:value="0.4146">
            <text:p>0.4146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1.168">
            <text:p>1.168</text:p>
          </table:table-cell>
          <table:table-cell office:value-type="float" office:value="5.2878">
            <text:p>5.2878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vya-data/Mouse/divya722</text:p>
          </table:table-cell>
          <table:table-cell office:value-type="float" office:value="5.1893">
            <text:p>5.1893</text:p>
          </table:table-cell>
          <table:table-cell office:value-type="float" office:value="3.0298">
            <text:p>3.0298</text:p>
          </table:table-cell>
          <table:table-cell office:value-type="float" office:value="-0.7933">
            <text:p>-0.7933</text:p>
          </table:table-cell>
          <table:table-cell office:value-type="float" office:value="0.3301">
            <text:p>0.3301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1296">
            <text:p>1.1296</text:p>
          </table:table-cell>
          <table:table-cell office:value-type="float" office:value="5.826">
            <text:p>5.826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vya-data/Mouse/divya724</text:p>
          </table:table-cell>
          <table:table-cell office:value-type="float" office:value="6.0273">
            <text:p>6.0273</text:p>
          </table:table-cell>
          <table:table-cell office:value-type="float" office:value="3.2739">
            <text:p>3.2739</text:p>
          </table:table-cell>
          <table:table-cell office:value-type="float" office:value="-0.667">
            <text:p>-0.667</text:p>
          </table:table-cell>
          <table:table-cell office:value-type="float" office:value="0.3054">
            <text:p>0.3054</text:p>
          </table:table-cell>
          <table:table-cell office:value-type="float" office:value="0.1467">
            <text:p>0.1467</text:p>
          </table:table-cell>
          <table:table-cell office:value-type="float" office:value="0.0133">
            <text:p>0.0133</text:p>
          </table:table-cell>
          <table:table-cell office:value-type="float" office:value="0.895">
            <text:p>0.895</text:p>
          </table:table-cell>
          <table:table-cell office:value-type="float" office:value="5.1139">
            <text:p>5.1139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vya-data/Mouse/divya721</text:p>
          </table:table-cell>
          <table:table-cell office:value-type="float" office:value="5.3571">
            <text:p>5.3571</text:p>
          </table:table-cell>
          <table:table-cell office:value-type="float" office:value="4.021">
            <text:p>4.021</text:p>
          </table:table-cell>
          <table:table-cell office:value-type="float" office:value="-0.2715">
            <text:p>-0.2715</text:p>
          </table:table-cell>
          <table:table-cell office:value-type="float" office:value="0.2487">
            <text:p>0.2487</text:p>
          </table:table-cell>
          <table:table-cell office:value-type="float" office:value="0.12">
            <text:p>0.12</text:p>
          </table:table-cell>
          <table:table-cell office:value-type="float" office:value="0">
            <text:p>0</text:p>
          </table:table-cell>
          <table:table-cell office:value-type="float" office:value="0.8736">
            <text:p>0.8736</text:p>
          </table:table-cell>
          <table:table-cell office:value-type="float" office:value="4.5958">
            <text:p>4.5958</text:p>
          </table:table-cell>
          <table:table-cell office:value-type="string">
            <text:p>divya</text:p>
          </table:table-cell>
          <table:table-cell office:value-type="string">
            <text:p>Mo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ya-data/FR/divya732</text:p>
          </table:table-cell>
          <table:table-cell office:value-type="float" office:value="3.4046">
            <text:p>3.4046</text:p>
          </table:table-cell>
          <table:table-cell office:value-type="float" office:value="3.4766">
            <text:p>3.4766</text:p>
          </table:table-cell>
          <table:table-cell office:value-type="float" office:value="0.0856">
            <text:p>0.0856</text:p>
          </table:table-cell>
          <table:table-cell office:value-type="float" office:value="0.2876">
            <text:p>0.2876</text:p>
          </table:table-cell>
          <table:table-cell office:value-type="float" office:value="0.2">
            <text:p>0.2</text:p>
          </table:table-cell>
          <table:table-cell office:value-type="float" office:value="0.0267">
            <text:p>0.0267</text:p>
          </table:table-cell>
          <table:table-cell office:value-type="float" office:value="1.8291">
            <text:p>1.8291</text:p>
          </table:table-cell>
          <table:table-cell office:value-type="float" office:value="5.812">
            <text:p>5.812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vya-data/FR/divya731</text:p>
          </table:table-cell>
          <table:table-cell office:value-type="float" office:value="2.8332">
            <text:p>2.8332</text:p>
          </table:table-cell>
          <table:table-cell office:value-type="float" office:value="1.4584">
            <text:p>1.4584</text:p>
          </table:table-cell>
          <table:table-cell office:value-type="float" office:value="-1.65">
            <text:p>-1.65</text:p>
          </table:table-cell>
          <table:table-cell office:value-type="float" office:value="0.6857">
            <text:p>0.6857</text:p>
          </table:table-cell>
          <table:table-cell office:value-type="float" office:value="0.16">
            <text:p>0.16</text:p>
          </table:table-cell>
          <table:table-cell office:value-type="float" office:value="0.0533">
            <text:p>0.0533</text:p>
          </table:table-cell>
          <table:table-cell office:value-type="float" office:value="1.9835">
            <text:p>1.9835</text:p>
          </table:table-cell>
          <table:table-cell office:value-type="float" office:value="5.264">
            <text:p>5.264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ya-data/FR/divya734</text:p>
          </table:table-cell>
          <table:table-cell office:value-type="float" office:value="2.653">
            <text:p>2.653</text:p>
          </table:table-cell>
          <table:table-cell office:value-type="float" office:value="5.017">
            <text:p>5.017</text:p>
          </table:table-cell>
          <table:table-cell office:value-type="float" office:value="0.9867">
            <text:p>0.9867</text:p>
          </table:table-cell>
          <table:table-cell office:value-type="float" office:value="0.1993">
            <text:p>0.1993</text:p>
          </table:table-cell>
          <table:table-cell office:value-type="float" office:value="0.0933">
            <text:p>0.0933</text:p>
          </table:table-cell>
          <table:table-cell office:value-type="float" office:value="0.0267">
            <text:p>0.0267</text:p>
          </table:table-cell>
          <table:table-cell office:value-type="float" office:value="2.0976">
            <text:p>2.0976</text:p>
          </table:table-cell>
          <table:table-cell office:value-type="float" office:value="5.5771">
            <text:p>5.5771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vya-data/FR/divya733</text:p>
          </table:table-cell>
          <table:table-cell office:value-type="float" office:value="3.4205">
            <text:p>3.4205</text:p>
          </table:table-cell>
          <table:table-cell office:value-type="float" office:value="2.2581">
            <text:p>2.2581</text:p>
          </table:table-cell>
          <table:table-cell office:value-type="float" office:value="-0.6855">
            <text:p>-0.6855</text:p>
          </table:table-cell>
          <table:table-cell office:value-type="float" office:value="0.4429">
            <text:p>0.4429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1.4478">
            <text:p>1.4478</text:p>
          </table:table-cell>
          <table:table-cell office:value-type="float" office:value="4.8159">
            <text:p>4.8159</text:p>
          </table:table-cell>
          <table:table-cell office:value-type="string">
            <text:p>divya</text:p>
          </table:table-cell>
          <table:table-cell office:value-type="string">
            <text:p>Fingers relat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vya-data/Trackpad/divya741</text:p>
          </table:table-cell>
          <table:table-cell office:value-type="float" office:value="4.754">
            <text:p>4.754</text:p>
          </table:table-cell>
          <table:table-cell office:value-type="float" office:value="11.4676">
            <text:p>11.4676</text:p>
          </table:table-cell>
          <table:table-cell office:value-type="float" office:value="0.7306">
            <text:p>0.7306</text:p>
          </table:table-cell>
          <table:table-cell office:value-type="float" office:value="0.0872">
            <text:p>0.0872</text:p>
          </table:table-cell>
          <table:table-cell office:value-type="float" office:value="0.0133">
            <text:p>0.0133</text:p>
          </table:table-cell>
          <table:table-cell office:value-type="float" office:value="0">
            <text:p>0</text:p>
          </table:table-cell>
          <table:table-cell office:value-type="float" office:value="1.1891">
            <text:p>1.1891</text:p>
          </table:table-cell>
          <table:table-cell office:value-type="float" office:value="5.1698">
            <text:p>5.1698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ivya-data/Trackpad/Divya742</text:p>
          </table:table-cell>
          <table:table-cell office:value-type="float" office:value="5.5825">
            <text:p>5.5825</text:p>
          </table:table-cell>
          <table:table-cell office:value-type="float" office:value="3.4359">
            <text:p>3.4359</text:p>
          </table:table-cell>
          <table:table-cell office:value-type="float" office:value="-0.615">
            <text:p>-0.615</text:p>
          </table:table-cell>
          <table:table-cell office:value-type="float" office:value="0.291">
            <text:p>0.291</text:p>
          </table:table-cell>
          <table:table-cell office:value-type="float" office:value="0.0533">
            <text:p>0.0533</text:p>
          </table:table-cell>
          <table:table-cell office:value-type="float" office:value="0">
            <text:p>0</text:p>
          </table:table-cell>
          <table:table-cell office:value-type="float" office:value="1.0077">
            <text:p>1.0077</text:p>
          </table:table-cell>
          <table:table-cell office:value-type="float" office:value="5.5678">
            <text:p>5.5678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ivya-data/Trackpad/divya743</text:p>
          </table:table-cell>
          <table:table-cell office:value-type="float" office:value="4.4795">
            <text:p>4.4795</text:p>
          </table:table-cell>
          <table:table-cell office:value-type="float" office:value="1.6702">
            <text:p>1.6702</text:p>
          </table:table-cell>
          <table:table-cell office:value-type="float" office:value="-1.8307">
            <text:p>-1.8307</text:p>
          </table:table-cell>
          <table:table-cell office:value-type="float" office:value="0.5987">
            <text:p>0.5987</text:p>
          </table:table-cell>
          <table:table-cell office:value-type="float" office:value="0.1333">
            <text:p>0.1333</text:p>
          </table:table-cell>
          <table:table-cell office:value-type="float" office:value="0">
            <text:p>0</text:p>
          </table:table-cell>
          <table:table-cell office:value-type="float" office:value="1.368">
            <text:p>1.368</text:p>
          </table:table-cell>
          <table:table-cell office:value-type="float" office:value="5.3436">
            <text:p>5.3436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vya-data/Trackpad/divya744</text:p>
          </table:table-cell>
          <table:table-cell office:value-type="float" office:value="3.2584">
            <text:p>3.2584</text:p>
          </table:table-cell>
          <table:table-cell office:value-type="float" office:value="3.6215">
            <text:p>3.6215</text:p>
          </table:table-cell>
          <table:table-cell office:value-type="float" office:value="0.1437">
            <text:p>0.1437</text:p>
          </table:table-cell>
          <table:table-cell office:value-type="float" office:value="0.2761">
            <text:p>0.2761</text:p>
          </table:table-cell>
          <table:table-cell office:value-type="float" office:value="0.0267">
            <text:p>0.0267</text:p>
          </table:table-cell>
          <table:table-cell office:value-type="float" office:value="0">
            <text:p>0</text:p>
          </table:table-cell>
          <table:table-cell office:value-type="float" office:value="1.5039">
            <text:p>1.5039</text:p>
          </table:table-cell>
          <table:table-cell office:value-type="float" office:value="4.926">
            <text:p>4.926</text:p>
          </table:table-cell>
          <table:table-cell office:value-type="string">
            <text:p>divya</text:p>
          </table:table-cell>
          <table:table-cell office:value-type="string">
            <text:p>Trackpa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vya-data/FA/divya713</text:p>
          </table:table-cell>
          <table:table-cell office:value-type="float" office:value="3.4124">
            <text:p>3.4124</text:p>
          </table:table-cell>
          <table:table-cell office:value-type="float" office:value="1.9452">
            <text:p>1.9452</text:p>
          </table:table-cell>
          <table:table-cell office:value-type="float" office:value="-1.0743">
            <text:p>-1.0743</text:p>
          </table:table-cell>
          <table:table-cell office:value-type="float" office:value="0.5141">
            <text:p>0.5141</text:p>
          </table:table-cell>
          <table:table-cell office:value-type="float" office:value="0.1333">
            <text:p>0.1333</text:p>
          </table:table-cell>
          <table:table-cell office:value-type="float" office:value="0.0133">
            <text:p>0.0133</text:p>
          </table:table-cell>
          <table:table-cell office:value-type="float" office:value="1.5512">
            <text:p>1.5512</text:p>
          </table:table-cell>
          <table:table-cell office:value-type="float" office:value="5.0644">
            <text:p>5.0644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ivya-data/FA/divya714</text:p>
          </table:table-cell>
          <table:table-cell office:value-type="float" office:value="3.086">
            <text:p>3.086</text:p>
          </table:table-cell>
          <table:table-cell office:value-type="float" office:value="2.3129">
            <text:p>2.3129</text:p>
          </table:table-cell>
          <table:table-cell office:value-type="float" office:value="-0.5394">
            <text:p>-0.5394</text:p>
          </table:table-cell>
          <table:table-cell office:value-type="float" office:value="0.4324">
            <text:p>0.4324</text:p>
          </table:table-cell>
          <table:table-cell office:value-type="float" office:value="0.12">
            <text:p>0.12</text:p>
          </table:table-cell>
          <table:table-cell office:value-type="float" office:value="0.0267">
            <text:p>0.0267</text:p>
          </table:table-cell>
          <table:table-cell office:value-type="float" office:value="1.762">
            <text:p>1.762</text:p>
          </table:table-cell>
          <table:table-cell office:value-type="float" office:value="5.3301">
            <text:p>5.3301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ivya-data/FA/divya712</text:p>
          </table:table-cell>
          <table:table-cell office:value-type="float" office:value="2.8401">
            <text:p>2.8401</text:p>
          </table:table-cell>
          <table:table-cell office:value-type="float" office:value="1.7708">
            <text:p>1.7708</text:p>
          </table:table-cell>
          <table:table-cell office:value-type="float" office:value="-1.1223">
            <text:p>-1.1223</text:p>
          </table:table-cell>
          <table:table-cell office:value-type="float" office:value="0.5647">
            <text:p>0.5647</text:p>
          </table:table-cell>
          <table:table-cell office:value-type="float" office:value="0.1867">
            <text:p>0.1867</text:p>
          </table:table-cell>
          <table:table-cell office:value-type="float" office:value="0.0267">
            <text:p>0.0267</text:p>
          </table:table-cell>
          <table:table-cell office:value-type="float" office:value="1.946">
            <text:p>1.946</text:p>
          </table:table-cell>
          <table:table-cell office:value-type="float" office:value="5.4112">
            <text:p>5.4112</text:p>
          </table:table-cell>
          <table:table-cell office:value-type="string">
            <text:p>divya</text:p>
          </table:table-cell>
          <table:table-cell office:value-type="string">
            <text:p>Fingers absolu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3-data/Mouse/P33M3</text:p>
          </table:table-cell>
          <table:table-cell office:value-type="float" office:value="5.5367">
            <text:p>5.5367</text:p>
          </table:table-cell>
          <table:table-cell office:value-type="float" office:value="-7.3428">
            <text:p>-7.3428</text:p>
          </table:table-cell>
          <table:table-cell office:value-type="float" office:value="1.5522">
            <text:p>1.5522</text:p>
          </table:table-cell>
          <table:table-cell office:value-type="float" office:value="-0.1362">
            <text:p>-0.1362</text:p>
          </table:table-cell>
          <table:table-cell office:value-type="float" office:value="0.0667">
            <text:p>0.0667</text:p>
          </table:table-cell>
          <table:table-cell office:value-type="float" office:value="0">
            <text:p>0</text:p>
          </table:table-cell>
          <table:table-cell office:value-type="float" office:value="0.9654">
            <text:p>0.9654</text:p>
          </table:table-cell>
          <table:table-cell office:value-type="float" office:value="4.3983">
            <text:p>4.3983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3-data/Mouse/P33M1</text:p>
          </table:table-cell>
          <table:table-cell office:value-type="float" office:value="6.9446">
            <text:p>6.9446</text:p>
          </table:table-cell>
          <table:table-cell office:value-type="float" office:value="2.4679">
            <text:p>2.4679</text:p>
          </table:table-cell>
          <table:table-cell office:value-type="float" office:value="-1.4725">
            <text:p>-1.4725</text:p>
          </table:table-cell>
          <table:table-cell office:value-type="float" office:value="0.4052">
            <text:p>0.4052</text:p>
          </table:table-cell>
          <table:table-cell office:value-type="float" office:value="0.12">
            <text:p>0.12</text:p>
          </table:table-cell>
          <table:table-cell office:value-type="float" office:value="0.0133">
            <text:p>0.0133</text:p>
          </table:table-cell>
          <table:table-cell office:value-type="float" office:value="0.8723">
            <text:p>0.8723</text:p>
          </table:table-cell>
          <table:table-cell office:value-type="float" office:value="5.7953">
            <text:p>5.7953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3-data/Mouse/P33M2</text:p>
          </table:table-cell>
          <table:table-cell office:value-type="float" office:value="6.4387">
            <text:p>6.4387</text:p>
          </table:table-cell>
          <table:table-cell office:value-type="float" office:value="3.1289">
            <text:p>3.1289</text:p>
          </table:table-cell>
          <table:table-cell office:value-type="float" office:value="-0.7491">
            <text:p>-0.7491</text:p>
          </table:table-cell>
          <table:table-cell office:value-type="float" office:value="0.3196">
            <text:p>0.3196</text:p>
          </table:table-cell>
          <table:table-cell office:value-type="float" office:value="0.08">
            <text:p>0.08</text:p>
          </table:table-cell>
          <table:table-cell office:value-type="float" office:value="0.0133">
            <text:p>0.0133</text:p>
          </table:table-cell>
          <table:table-cell office:value-type="float" office:value="0.7805">
            <text:p>0.7805</text:p>
          </table:table-cell>
          <table:table-cell office:value-type="float" office:value="4.7788">
            <text:p>4.7788</text:p>
          </table:table-cell>
          <table:table-cell office:value-type="string">
            <text:p>P33</text:p>
          </table:table-cell>
          <table:table-cell office:value-type="string">
            <text:p>Mou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3-data/FR/P33FR1</text:p>
          </table:table-cell>
          <table:table-cell office:value-type="float" office:value="5.0071">
            <text:p>5.0071</text:p>
          </table:table-cell>
          <table:table-cell office:value-type="float" office:value="-8.8412">
            <text:p>-8.8412</text:p>
          </table:table-cell>
          <table:table-cell office:value-type="float" office:value="1.6402">
            <text:p>1.6402</text:p>
          </table:table-cell>
          <table:table-cell office:value-type="float" office:value="-0.1131">
            <text:p>-0.1131</text:p>
          </table:table-cell>
          <table:table-cell office:value-type="float" office:value="0.16">
            <text:p>0.16</text:p>
          </table:table-cell>
          <table:table-cell office:value-type="float" office:value="0.0133">
            <text:p>0.0133</text:p>
          </table:table-cell>
          <table:table-cell office:value-type="float" office:value="1.0605">
            <text:p>1.0605</text:p>
          </table:table-cell>
          <table:table-cell office:value-type="float" office:value="5.0216">
            <text:p>5.0216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3-data/FR/P33FR3</text:p>
          </table:table-cell>
          <table:table-cell office:value-type="float" office:value="3.7541">
            <text:p>3.7541</text:p>
          </table:table-cell>
          <table:table-cell office:value-type="float" office:value="2.1188">
            <text:p>2.1188</text:p>
          </table:table-cell>
          <table:table-cell office:value-type="float" office:value="-0.9379">
            <text:p>-0.9379</text:p>
          </table:table-cell>
          <table:table-cell office:value-type="float" office:value="0.472">
            <text:p>0.472</text:p>
          </table:table-cell>
          <table:table-cell office:value-type="float" office:value="0.1067">
            <text:p>0.1067</text:p>
          </table:table-cell>
          <table:table-cell office:value-type="float" office:value="0.0533">
            <text:p>0.0533</text:p>
          </table:table-cell>
          <table:table-cell office:value-type="float" office:value="1.2935">
            <text:p>1.2935</text:p>
          </table:table-cell>
          <table:table-cell office:value-type="float" office:value="4.7278">
            <text:p>4.7278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3-data/FR/P33FR2</text:p>
          </table:table-cell>
          <table:table-cell office:value-type="float" office:value="2.5181">
            <text:p>2.5181</text:p>
          </table:table-cell>
          <table:table-cell office:value-type="float" office:value="0.3866">
            <text:p>0.3866</text:p>
          </table:table-cell>
          <table:table-cell office:value-type="float" office:value="-10.8107">
            <text:p>-10.8107</text:p>
          </table:table-cell>
          <table:table-cell office:value-type="float" office:value="2.5865">
            <text:p>2.5865</text:p>
          </table:table-cell>
          <table:table-cell office:value-type="float" office:value="0.32">
            <text:p>0.32</text:p>
          </table:table-cell>
          <table:table-cell office:value-type="float" office:value="0.0133">
            <text:p>0.0133</text:p>
          </table:table-cell>
          <table:table-cell office:value-type="float" office:value="2.5904">
            <text:p>2.5904</text:p>
          </table:table-cell>
          <table:table-cell office:value-type="float" office:value="5.1701">
            <text:p>5.1701</text:p>
          </table:table-cell>
          <table:table-cell office:value-type="string">
            <text:p>P33</text:p>
          </table:table-cell>
          <table:table-cell office:value-type="string">
            <text:p>Fingers rel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3-data/Trackpad/P33T1</text:p>
          </table:table-cell>
          <table:table-cell office:value-type="float" office:value="3.6457">
            <text:p>3.6457</text:p>
          </table:table-cell>
          <table:table-cell office:value-type="float" office:value="2.1732">
            <text:p>2.1732</text:p>
          </table:table-cell>
          <table:table-cell office:value-type="float" office:value="-0.9874">
            <text:p>-0.9874</text:p>
          </table:table-cell>
          <table:table-cell office:value-type="float" office:value="0.4602">
            <text:p>0.4602</text:p>
          </table:table-cell>
          <table:table-cell office:value-type="float" office:value="0.16">
            <text:p>0.16</text:p>
          </table:table-cell>
          <table:table-cell office:value-type="float" office:value="0.0267">
            <text:p>0.0267</text:p>
          </table:table-cell>
          <table:table-cell office:value-type="float" office:value="1.6291">
            <text:p>1.6291</text:p>
          </table:table-cell>
          <table:table-cell office:value-type="float" office:value="5.6113">
            <text:p>5.6113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3-data/Trackpad/P33T3</text:p>
          </table:table-cell>
          <table:table-cell office:value-type="float" office:value="3.7112">
            <text:p>3.7112</text:p>
          </table:table-cell>
          <table:table-cell office:value-type="float" office:value="3.5085">
            <text:p>3.5085</text:p>
          </table:table-cell>
          <table:table-cell office:value-type="float" office:value="-0.0669">
            <text:p>-0.0669</text:p>
          </table:table-cell>
          <table:table-cell office:value-type="float" office:value="0.285">
            <text:p>0.285</text:p>
          </table:table-cell>
          <table:table-cell office:value-type="float" office:value="0.08">
            <text:p>0.08</text:p>
          </table:table-cell>
          <table:table-cell office:value-type="float" office:value="0.0267">
            <text:p>0.0267</text:p>
          </table:table-cell>
          <table:table-cell office:value-type="float" office:value="1.1884">
            <text:p>1.1884</text:p>
          </table:table-cell>
          <table:table-cell office:value-type="float" office:value="4.4069">
            <text:p>4.4069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3-data/Trackpad/P33T2</text:p>
          </table:table-cell>
          <table:table-cell office:value-type="float" office:value="4.2954">
            <text:p>4.2954</text:p>
          </table:table-cell>
          <table:table-cell office:value-type="float" office:value="3.5578">
            <text:p>3.5578</text:p>
          </table:table-cell>
          <table:table-cell office:value-type="float" office:value="-0.2876">
            <text:p>-0.2876</text:p>
          </table:table-cell>
          <table:table-cell office:value-type="float" office:value="0.2811">
            <text:p>0.2811</text:p>
          </table:table-cell>
          <table:table-cell office:value-type="float" office:value="0.04">
            <text:p>0.04</text:p>
          </table:table-cell>
          <table:table-cell office:value-type="float" office:value="0.0133">
            <text:p>0.0133</text:p>
          </table:table-cell>
          <table:table-cell office:value-type="float" office:value="1.4157">
            <text:p>1.4157</text:p>
          </table:table-cell>
          <table:table-cell office:value-type="float" office:value="6.0593">
            <text:p>6.0593</text:p>
          </table:table-cell>
          <table:table-cell office:value-type="string">
            <text:p>P33</text:p>
          </table:table-cell>
          <table:table-cell office:value-type="string">
            <text:p>Trackpa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3-data/FA/P33FA3</text:p>
          </table:table-cell>
          <table:table-cell office:value-type="float" office:value="3.4441">
            <text:p>3.4441</text:p>
          </table:table-cell>
          <table:table-cell office:value-type="float" office:value="3.5328">
            <text:p>3.5328</text:p>
          </table:table-cell>
          <table:table-cell office:value-type="float" office:value="-0.0088">
            <text:p>-0.0088</text:p>
          </table:table-cell>
          <table:table-cell office:value-type="float" office:value="0.2831">
            <text:p>0.2831</text:p>
          </table:table-cell>
          <table:table-cell office:value-type="float" office:value="0.2533">
            <text:p>0.2533</text:p>
          </table:table-cell>
          <table:table-cell office:value-type="float" office:value="0.0133">
            <text:p>0.0133</text:p>
          </table:table-cell>
          <table:table-cell office:value-type="float" office:value="1.5337">
            <text:p>1.5337</text:p>
          </table:table-cell>
          <table:table-cell office:value-type="float" office:value="5.2023">
            <text:p>5.2023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3-data/FA/P33FA2</text:p>
          </table:table-cell>
          <table:table-cell office:value-type="float" office:value="3.269">
            <text:p>3.269</text:p>
          </table:table-cell>
          <table:table-cell office:value-type="float" office:value="1.8224">
            <text:p>1.8224</text:p>
          </table:table-cell>
          <table:table-cell office:value-type="float" office:value="-1.2326">
            <text:p>-1.2326</text:p>
          </table:table-cell>
          <table:table-cell office:value-type="float" office:value="0.5487">
            <text:p>0.5487</text:p>
          </table:table-cell>
          <table:table-cell office:value-type="float" office:value="0.48">
            <text:p>0.48</text:p>
          </table:table-cell>
          <table:table-cell office:value-type="float" office:value="0.0133">
            <text:p>0.0133</text:p>
          </table:table-cell>
          <table:table-cell office:value-type="float" office:value="1.7921">
            <text:p>1.7921</text:p>
          </table:table-cell>
          <table:table-cell office:value-type="float" office:value="5.4094">
            <text:p>5.4094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3-data/FA/P33FA1</text:p>
          </table:table-cell>
          <table:table-cell office:value-type="float" office:value="2.8499">
            <text:p>2.8499</text:p>
          </table:table-cell>
          <table:table-cell office:value-type="float" office:value="1.5195">
            <text:p>1.5195</text:p>
          </table:table-cell>
          <table:table-cell office:value-type="float" office:value="-1.4225">
            <text:p>-1.4225</text:p>
          </table:table-cell>
          <table:table-cell office:value-type="float" office:value="0.6581">
            <text:p>0.6581</text:p>
          </table:table-cell>
          <table:table-cell office:value-type="float" office:value="0.4533">
            <text:p>0.4533</text:p>
          </table:table-cell>
          <table:table-cell office:value-type="float" office:value="0.0267">
            <text:p>0.0267</text:p>
          </table:table-cell>
          <table:table-cell office:value-type="float" office:value="1.7064">
            <text:p>1.7064</text:p>
          </table:table-cell>
          <table:table-cell office:value-type="float" office:value="4.74">
            <text:p>4.74</text:p>
          </table:table-cell>
          <table:table-cell office:value-type="string">
            <text:p>P33</text:p>
          </table:table-cell>
          <table:table-cell office:value-type="string">
            <text:p>Fingers absolu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1-data/Mouse/P31M2</text:p>
          </table:table-cell>
          <table:table-cell office:value-type="float" office:value="4.8493">
            <text:p>4.8493</text:p>
          </table:table-cell>
          <table:table-cell office:value-type="float" office:value="-4.4848">
            <text:p>-4.4848</text:p>
          </table:table-cell>
          <table:table-cell office:value-type="float" office:value="2.0372">
            <text:p>2.0372</text:p>
          </table:table-cell>
          <table:table-cell office:value-type="float" office:value="-0.223">
            <text:p>-0.223</text:p>
          </table:table-cell>
          <table:table-cell office:value-type="float" office:value="0.3467">
            <text:p>0.3467</text:p>
          </table:table-cell>
          <table:table-cell office:value-type="float" office:value="0.0133">
            <text:p>0.0133</text:p>
          </table:table-cell>
          <table:table-cell office:value-type="float" office:value="1.2101">
            <text:p>1.2101</text:p>
          </table:table-cell>
          <table:table-cell office:value-type="float" office:value="4.7186">
            <text:p>4.7186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1-data/Mouse/P31M1</text:p>
          </table:table-cell>
          <table:table-cell office:value-type="float" office:value="6.5544">
            <text:p>6.5544</text:p>
          </table:table-cell>
          <table:table-cell office:value-type="float" office:value="6.5571">
            <text:p>6.5571</text:p>
          </table:table-cell>
          <table:table-cell office:value-type="float" office:value="0.0009">
            <text:p>0.0009</text:p>
          </table:table-cell>
          <table:table-cell office:value-type="float" office:value="0.1525">
            <text:p>0.1525</text:p>
          </table:table-cell>
          <table:table-cell office:value-type="float" office:value="0.2">
            <text:p>0.2</text:p>
          </table:table-cell>
          <table:table-cell office:value-type="float" office:value="0.0133">
            <text:p>0.0133</text:p>
          </table:table-cell>
          <table:table-cell office:value-type="float" office:value="0.8212">
            <text:p>0.8212</text:p>
          </table:table-cell>
          <table:table-cell office:value-type="float" office:value="5.3829">
            <text:p>5.3829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1-data/Mouse/P31M3</text:p>
          </table:table-cell>
          <table:table-cell office:value-type="float" office:value="8.0128">
            <text:p>8.0128</text:p>
          </table:table-cell>
          <table:table-cell office:value-type="float" office:value="7.7388">
            <text:p>7.7388</text:p>
          </table:table-cell>
          <table:table-cell office:value-type="float" office:value="-0.0204">
            <text:p>-0.0204</text:p>
          </table:table-cell>
          <table:table-cell office:value-type="float" office:value="0.1292">
            <text:p>0.1292</text:p>
          </table:table-cell>
          <table:table-cell office:value-type="float" office:value="0.0533">
            <text:p>0.0533</text:p>
          </table:table-cell>
          <table:table-cell office:value-type="float" office:value="0.0133">
            <text:p>0.0133</text:p>
          </table:table-cell>
          <table:table-cell office:value-type="float" office:value="0.5983">
            <text:p>0.5983</text:p>
          </table:table-cell>
          <table:table-cell office:value-type="float" office:value="4.79">
            <text:p>4.79</text:p>
          </table:table-cell>
          <table:table-cell office:value-type="string">
            <text:p>P31</text:p>
          </table:table-cell>
          <table:table-cell office:value-type="string">
            <text:p>Mous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1-data/FR/P31FR1</text:p>
          </table:table-cell>
          <table:table-cell office:value-type="float" office:value="6.1554">
            <text:p>6.1554</text:p>
          </table:table-cell>
          <table:table-cell office:value-type="float" office:value="14.6611">
            <text:p>14.6611</text:p>
          </table:table-cell>
          <table:table-cell office:value-type="float" office:value="0.51">
            <text:p>0.51</text:p>
          </table:table-cell>
          <table:table-cell office:value-type="float" office:value="0.0682">
            <text:p>0.0682</text:p>
          </table:table-cell>
          <table:table-cell office:value-type="float" office:value="0.16">
            <text:p>0.16</text:p>
          </table:table-cell>
          <table:table-cell office:value-type="float" office:value="0.0133">
            <text:p>0.0133</text:p>
          </table:table-cell>
          <table:table-cell office:value-type="float" office:value="0.8748">
            <text:p>0.8748</text:p>
          </table:table-cell>
          <table:table-cell office:value-type="float" office:value="4.9662">
            <text:p>4.9662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1-data/FR/P31FR2</text:p>
          </table:table-cell>
          <table:table-cell office:value-type="float" office:value="2.8838">
            <text:p>2.8838</text:p>
          </table:table-cell>
          <table:table-cell office:value-type="float" office:value="1.1686">
            <text:p>1.1686</text:p>
          </table:table-cell>
          <table:table-cell office:value-type="float" office:value="-2.6844">
            <text:p>-2.6844</text:p>
          </table:table-cell>
          <table:table-cell office:value-type="float" office:value="0.8557">
            <text:p>0.8557</text:p>
          </table:table-cell>
          <table:table-cell office:value-type="float" office:value="0.2933">
            <text:p>0.2933</text:p>
          </table:table-cell>
          <table:table-cell office:value-type="float" office:value="0.04">
            <text:p>0.04</text:p>
          </table:table-cell>
          <table:table-cell office:value-type="float" office:value="1.9363">
            <text:p>1.9363</text:p>
          </table:table-cell>
          <table:table-cell office:value-type="float" office:value="5.4043">
            <text:p>5.4043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1-data/FR/P31FR3</text:p>
          </table:table-cell>
          <table:table-cell office:value-type="float" office:value="3.42">
            <text:p>3.42</text:p>
          </table:table-cell>
          <table:table-cell office:value-type="float" office:value="2.557">
            <text:p>2.557</text:p>
          </table:table-cell>
          <table:table-cell office:value-type="float" office:value="-0.4847">
            <text:p>-0.4847</text:p>
          </table:table-cell>
          <table:table-cell office:value-type="float" office:value="0.3911">
            <text:p>0.3911</text:p>
          </table:table-cell>
          <table:table-cell office:value-type="float" office:value="0.2">
            <text:p>0.2</text:p>
          </table:table-cell>
          <table:table-cell office:value-type="float" office:value="0.0533">
            <text:p>0.0533</text:p>
          </table:table-cell>
          <table:table-cell office:value-type="float" office:value="1.5958">
            <text:p>1.5958</text:p>
          </table:table-cell>
          <table:table-cell office:value-type="float" office:value="5.3249">
            <text:p>5.3249</text:p>
          </table:table-cell>
          <table:table-cell office:value-type="string">
            <text:p>P31</text:p>
          </table:table-cell>
          <table:table-cell office:value-type="string">
            <text:p>Fingers relativ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1-data/Trackpad/P31T2</text:p>
          </table:table-cell>
          <table:table-cell office:value-type="float" office:value="4.0177">
            <text:p>4.0177</text:p>
          </table:table-cell>
          <table:table-cell office:value-type="float" office:value="3.0634">
            <text:p>3.0634</text:p>
          </table:table-cell>
          <table:table-cell office:value-type="float" office:value="-0.3538">
            <text:p>-0.3538</text:p>
          </table:table-cell>
          <table:table-cell office:value-type="float" office:value="0.3264">
            <text:p>0.3264</text:p>
          </table:table-cell>
          <table:table-cell office:value-type="float" office:value="0.1067">
            <text:p>0.1067</text:p>
          </table:table-cell>
          <table:table-cell office:value-type="float" office:value="0.04">
            <text:p>0.04</text:p>
          </table:table-cell>
          <table:table-cell office:value-type="float" office:value="1.2235">
            <text:p>1.2235</text:p>
          </table:table-cell>
          <table:table-cell office:value-type="float" office:value="4.832">
            <text:p>4.832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1-data/Trackpad/P31T1</text:p>
          </table:table-cell>
          <table:table-cell office:value-type="float" office:value="3.8816">
            <text:p>3.8816</text:p>
          </table:table-cell>
          <table:table-cell office:value-type="float" office:value="3.5511">
            <text:p>3.5511</text:p>
          </table:table-cell>
          <table:table-cell office:value-type="float" office:value="-0.1342">
            <text:p>-0.1342</text:p>
          </table:table-cell>
          <table:table-cell office:value-type="float" office:value="0.2816">
            <text:p>0.2816</text:p>
          </table:table-cell>
          <table:table-cell office:value-type="float" office:value="0.2267">
            <text:p>0.2267</text:p>
          </table:table-cell>
          <table:table-cell office:value-type="float" office:value="0">
            <text:p>0</text:p>
          </table:table-cell>
          <table:table-cell office:value-type="float" office:value="1.4718">
            <text:p>1.4718</text:p>
          </table:table-cell>
          <table:table-cell office:value-type="float" office:value="5.7069">
            <text:p>5.7069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1-data/Trackpad/P31T3</text:p>
          </table:table-cell>
          <table:table-cell office:value-type="float" office:value="3.6009">
            <text:p>3.6009</text:p>
          </table:table-cell>
          <table:table-cell office:value-type="float" office:value="4.7008">
            <text:p>4.7008</text:p>
          </table:table-cell>
          <table:table-cell office:value-type="float" office:value="0.2936">
            <text:p>0.2936</text:p>
          </table:table-cell>
          <table:table-cell office:value-type="float" office:value="0.2127">
            <text:p>0.2127</text:p>
          </table:table-cell>
          <table:table-cell office:value-type="float" office:value="0.0533">
            <text:p>0.0533</text:p>
          </table:table-cell>
          <table:table-cell office:value-type="float" office:value="0.0267">
            <text:p>0.0267</text:p>
          </table:table-cell>
          <table:table-cell office:value-type="float" office:value="1.264">
            <text:p>1.264</text:p>
          </table:table-cell>
          <table:table-cell office:value-type="float" office:value="4.5488">
            <text:p>4.5488</text:p>
          </table:table-cell>
          <table:table-cell office:value-type="string">
            <text:p>P31</text:p>
          </table:table-cell>
          <table:table-cell office:value-type="string">
            <text:p>Trackpa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31-data/FA/P31FA1</text:p>
          </table:table-cell>
          <table:table-cell office:value-type="float" office:value="3.7445">
            <text:p>3.7445</text:p>
          </table:table-cell>
          <table:table-cell office:value-type="float" office:value="4.8168">
            <text:p>4.8168</text:p>
          </table:table-cell>
          <table:table-cell office:value-type="float" office:value="0.2644">
            <text:p>0.2644</text:p>
          </table:table-cell>
          <table:table-cell office:value-type="float" office:value="0.2076">
            <text:p>0.2076</text:p>
          </table:table-cell>
          <table:table-cell office:value-type="float" office:value="0.2533">
            <text:p>0.2533</text:p>
          </table:table-cell>
          <table:table-cell office:value-type="float" office:value="0.0133">
            <text:p>0.0133</text:p>
          </table:table-cell>
          <table:table-cell office:value-type="float" office:value="1.2742">
            <text:p>1.2742</text:p>
          </table:table-cell>
          <table:table-cell office:value-type="float" office:value="4.7441">
            <text:p>4.7441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31-data/FA/P31FA2</text:p>
          </table:table-cell>
          <table:table-cell office:value-type="float" office:value="3.414">
            <text:p>3.414</text:p>
          </table:table-cell>
          <table:table-cell office:value-type="float" office:value="5.9518">
            <text:p>5.9518</text:p>
          </table:table-cell>
          <table:table-cell office:value-type="float" office:value="0.8279">
            <text:p>0.8279</text:p>
          </table:table-cell>
          <table:table-cell office:value-type="float" office:value="0.168">
            <text:p>0.168</text:p>
          </table:table-cell>
          <table:table-cell office:value-type="float" office:value="0.7467">
            <text:p>0.7467</text:p>
          </table:table-cell>
          <table:table-cell office:value-type="float" office:value="0">
            <text:p>0</text:p>
          </table:table-cell>
          <table:table-cell office:value-type="float" office:value="1.9267">
            <text:p>1.9267</text:p>
          </table:table-cell>
          <table:table-cell office:value-type="float" office:value="6.6938">
            <text:p>6.6938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31-data/FA/P31FA3</text:p>
          </table:table-cell>
          <table:table-cell office:value-type="float" office:value="3.4703">
            <text:p>3.4703</text:p>
          </table:table-cell>
          <table:table-cell office:value-type="float" office:value="4.4883">
            <text:p>4.4883</text:p>
          </table:table-cell>
          <table:table-cell office:value-type="float" office:value="0.3077">
            <text:p>0.3077</text:p>
          </table:table-cell>
          <table:table-cell office:value-type="float" office:value="0.2228">
            <text:p>0.2228</text:p>
          </table:table-cell>
          <table:table-cell office:value-type="float" office:value="0.3333">
            <text:p>0.3333</text:p>
          </table:table-cell>
          <table:table-cell office:value-type="float" office:value="0.04">
            <text:p>0.04</text:p>
          </table:table-cell>
          <table:table-cell office:value-type="float" office:value="1.343">
            <text:p>1.343</text:p>
          </table:table-cell>
          <table:table-cell office:value-type="float" office:value="4.531">
            <text:p>4.531</text:p>
          </table:table-cell>
          <table:table-cell office:value-type="string">
            <text:p>P31</text:p>
          </table:table-cell>
          <table:table-cell office:value-type="string">
            <text:p>Fingers absolute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3">
          <table:table-cell office:value-type="string">
            <text:p>Device</text:p>
          </table:table-cell>
          <table:table-cell office:value-type="string">
            <text:p>Mean movement time</text:p>
          </table:table-cell>
          <table:table-cell office:value-type="string">
            <text:p>Mean error rate</text:p>
          </table:table-cell>
          <table:table-cell office:value-type="string">
            <text:p>Mean outlier rate</text:p>
          </table:table-cell>
        </table:table-row>
        <table:table-row table:style-name="ro1">
          <table:table-cell office:value-type="string">
            <text:p>Fingers Absolute</text:p>
          </table:table-cell>
          <table:table-cell office:value-type="float" office:value="1.59">
            <text:p>1.59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Fingers Relative</text:p>
          </table:table-cell>
          <table:table-cell office:value-type="float" office:value="1.89">
            <text:p>1.8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Mouse</text:p>
          </table:table-cell>
          <table:table-cell office:value-type="float" office:value="0.89">
            <text:p>0.89</text:p>
          </table:table-cell>
          <table:table-cell office:value-type="float" office:value="0.1">
            <text:p>0.1</text:p>
          </table:table-cell>
          <table:table-cell office:value-type="float" office:value="0.009">
            <text:p>0.009</text:p>
          </table:table-cell>
        </table:table-row>
        <table:table-row table:style-name="ro3">
          <table:table-cell office:value-type="string">
            <text:p>Trackpad</text:p>
          </table:table-cell>
          <table:table-cell office:value-type="float" office:value="1.37">
            <text:p>1.37</text:p>
          </table:table-cell>
          <table:table-cell office:value-type="float" office:value="0.07">
            <text:p>0.07</text:p>
          </table:table-cell>
          <table:table-cell office:value-type="float" office:value="0.012">
            <text:p>0.012</text:p>
          </table:table-cell>
        </table:table-row>
      </table:table>
      <table:named-expressions/>
      <table:database-ranges>
        <table:database-range table:name="__Anonymous_Sheet_DB__0" table:target-range-address="Sheet1.A1:Sheet1.L7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5T11:40:56</dc:date>
    <dc:creator>julian </dc:creator>
    <meta:generator>LibreOffice/3.5$Linux_x86 LibreOffice_project/350m1$Build-2</meta:generator>
    <meta:editing-duration>P0D</meta:editing-duration>
    <meta:editing-cycles>1</meta:editing-cycles>
    <meta:document-statistic meta:table-count="2" meta:cell-count="968" meta:object-count="0"/>
  </office:meta>
</office:document-meta>
</file>